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top="0cm" fo:margin-bottom="0.499cm" loext:contextual-spacing="false" style:line-height-at-least="0.503cm"/>
    </style:style>
    <style:style style:name="P4" style:family="paragraph" style:parent-style-name="Standard">
      <style:paragraph-properties style:line-height-at-least="0.503cm"/>
      <style:text-properties fo:color="#808080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P7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808080"/>
    </style:style>
    <style:style style:name="T2" style:family="text">
      <style:text-properties fo:color="#3953a4"/>
    </style:style>
    <style:style style:name="T3" style:family="text">
      <style:text-properties fo:color="#1f217d"/>
    </style:style>
    <style:style style:name="T4" style:family="text">
      <style:text-properties fo:color="#4d7fe2"/>
    </style:style>
    <style:style style:name="T5" style:family="text">
      <style:text-properties fo:color="#984e9c"/>
    </style:style>
    <style:style style:name="T6" style:family="text">
      <style:text-properties fo:color="#ac90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!DOCTYPE</text:span><text:span text:style-name="T2"> html</text:span><text:span text:style-name="T1">&gt;</text:span></text:p>
      <text:p text:style-name="P1"><text:span text:style-name="T3">&lt;</text:span><text:span text:style-name="T4">html</text:span><text:span text:style-name="T3">&gt;</text:span></text:p>
      <text:p text:style-name="P2"/>
      <text:p text:style-name="P1"><text:span text:style-name="T3">&lt;</text:span><text:span text:style-name="T4">link</text:span> <text:span text:style-name="T5">href</text:span><text:span text:style-name="T3">=</text:span><text:span text:style-name="T6">"https://fonts.googleapis.com/css?family=Oswald"</text:span> <text:span text:style-name="T5">rel</text:span><text:span text:style-name="T3">=</text:span><text:span text:style-name="T6">"stylesheet"</text:span> <text:span text:style-name="T3">/&gt;</text:span></text:p>
      <text:p text:style-name="P2"/>
      <text:p text:style-name="P1"><text:span text:style-name="T3">&lt;</text:span><text:span text:style-name="T4">body</text:span><text:span text:style-name="T3">&gt;</text:span></text:p>
      <text:p text:style-name="P1"><text:span text:style-name="T3">&lt;</text:span><text:span text:style-name="T4">div</text:span> <text:span text:style-name="T5">align</text:span><text:span text:style-name="T3">=</text:span><text:span text:style-name="T6">"center"</text:span><text:span text:style-name="T3">&gt;</text:span></text:p>
      <text:p text:style-name="P1"><text:span text:style-name="T3">&lt;</text:span><text:span text:style-name="T4">img</text:span> <text:span text:style-name="T5">src</text:span><text:span text:style-name="T3">=</text:span><text:span text:style-name="T6">"http://www.drogariavivabem.com.br/vb/wp-content/themes/symplex/images/slides/slide-back.png"</text:span> <text:span text:style-name="T5">style</text:span><text:span text:style-name="T3">=</text:span><text:span text:style-name="T6">"position: relative;"</text:span><text:span text:style-name="T3">/&gt;&lt;/</text:span><text:span text:style-name="T4">div</text:span><text:span text:style-name="T3">&gt;</text:span></text:p>
      <text:p text:style-name="P1"><text:span text:style-name="T3">&lt;</text:span><text:span text:style-name="T4">div</text:span> <text:span text:style-name="T5">style</text:span><text:span text:style-name="T3">=</text:span><text:span text:style-name="T6">"font-family: 'Oswald', sans-serif; text-transform:uppercase;"</text:span><text:span text:style-name="T3">&gt;</text:span></text:p>
      <text:p text:style-name="P1"><text:span text:style-name="T3">&lt;</text:span><text:span text:style-name="T4">div</text:span> <text:span text:style-name="T5">style</text:span><text:span text:style-name="T3">=</text:span><text:span text:style-name="T6">"margin-top: -365px; margin-left: 157px"</text:span><text:span text:style-name="T3">&gt;&lt;</text:span><text:span text:style-name="T4">h2</text:span><text:span text:style-name="T3">&gt;</text:span> jeune programmeur java <text:span text:style-name="T3">&lt;/</text:span><text:span text:style-name="T4">h2</text:span><text:span text:style-name="T3">&gt;&lt;/</text:span><text:span text:style-name="T4">div</text:span><text:span text:style-name="T3">&gt;&lt;</text:span><text:span text:style-name="T4">br</text:span> <text:span text:style-name="T3">/&gt;&lt;/</text:span><text:span text:style-name="T4">div</text:span><text:span text:style-name="T3">&gt;</text:span></text:p>
      <text:p text:style-name="P2"/>
      <text:p text:style-name="P1"><text:span text:style-name="T3">&lt;</text:span><text:span text:style-name="T4">div</text:span> <text:span text:style-name="T5">style</text:span><text:span text:style-name="T3">=</text:span><text:span text:style-name="T6">"margin-top: -25px; margin-left: 105px; position:absolute;"</text:span><text:span text:style-name="T3">&gt;</text:span></text:p>
      <text:p text:style-name="P1"><text:span text:style-name="T3">&lt;</text:span><text:span text:style-name="T4">img</text:span> <text:span text:style-name="T5">src</text:span><text:span text:style-name="T3">=</text:span><text:span text:style-name="T6">"https://tse2.mm.bing.net/th?id=OIP.x69dmy7y2oPubvlGelfRwQHaHa&amp;pid=Api&amp;w=200&amp;h=100&amp;rs=1&amp;p=0"</text:span> <text:span text:style-name="T3">/&gt;&lt;/</text:span><text:span text:style-name="T4">div</text:span><text:span text:style-name="T3">&gt;</text:span></text:p>
      <text:p text:style-name="P3"/>
      <text:p text:style-name="P1"><text:span text:style-name="T3">&lt;</text:span><text:span text:style-name="T4">div</text:span> <text:span text:style-name="T5">style</text:span><text:span text:style-name="T3">=</text:span><text:span text:style-name="T6">"font-family: 'Oswald', sans-serif; text-transform: uppercase;"</text:span><text:span text:style-name="T3">&gt;</text:span></text:p>
      <text:p text:style-name="P1"><text:span text:style-name="T3">&lt;</text:span><text:span text:style-name="T4">div</text:span> <text:span text:style-name="T5">style</text:span><text:span text:style-name="T3">=</text:span><text:span text:style-name="T6">"margin-top: -55px; margin-left: 190px;"</text:span><text:span text:style-name="T3">&gt;&lt;</text:span><text:span text:style-name="T4">ul</text:span><text:span text:style-name="T3">&gt;</text:span> <text:span text:style-name="T3">&lt;</text:span><text:span text:style-name="T4">strong</text:span><text:span text:style-name="T3">&gt;</text:span>MON EXPERIENCE :<text:span text:style-name="T3">&lt;/</text:span><text:span text:style-name="T4">strong</text:span><text:span text:style-name="T3">&gt;</text:span></text:p>
      <text:p text:style-name="P1"><text:span text:style-name="T3">&lt;</text:span><text:span text:style-name="T4">li</text:span><text:span text:style-name="T3">&gt;</text:span> serveur </text:p>
      <text:p text:style-name="P1"><text:span text:style-name="T3">&lt;</text:span><text:span text:style-name="T4">li</text:span><text:span text:style-name="T3">&gt;</text:span> Service civique</text:p>
      <text:p text:style-name="P1"><text:span text:style-name="T3">&lt;</text:span><text:span text:style-name="T4">li</text:span><text:span text:style-name="T3">&gt;</text:span> stage sage (logiciels de compta) </text:p>
      <text:p text:style-name="P1"><text:span text:style-name="T3">&lt;</text:span><text:span text:style-name="T4">li</text:span><text:span text:style-name="T3">&gt;</text:span>formation java</text:p>
      <text:p text:style-name="P1"><text:span text:style-name="T3">&lt;/</text:span><text:span text:style-name="T4">ul</text:span><text:span text:style-name="T3">&gt;&lt;/</text:span><text:span text:style-name="T4">div</text:span><text:span text:style-name="T3">&gt;&lt;/</text:span><text:span text:style-name="T4">div</text:span><text:span text:style-name="T3">&gt;</text:span></text:p>
      <text:p text:style-name="P1"><text:span text:style-name="T3">&lt;</text:span><text:span text:style-name="T4">div</text:span> <text:span text:style-name="T5">style</text:span><text:span text:style-name="T3">=</text:span><text:span text:style-name="T6">"font-family: 'Oswald', sans-serif; text-transform: uppercase;"</text:span><text:span text:style-name="T3">&gt;&lt;</text:span><text:span text:style-name="T4">div</text:span> <text:span text:style-name="T5">style</text:span><text:span text:style-name="T3">=</text:span><text:span text:style-name="T6">"margin-top:-18px; margin-left: 111px;"</text:span><text:span text:style-name="T3">&gt;</text:span></text:p>
      <text:p text:style-name="P1">Paul vanpeene<text:span text:style-name="T3">&lt;</text:span><text:span text:style-name="T4">br</text:span> <text:span text:style-name="T3">/&gt;</text:span>18 ans<text:span text:style-name="T3">&lt;/</text:span><text:span text:style-name="T4">div</text:span><text:span text:style-name="T3">&gt;&lt;/</text:span><text:span text:style-name="T4">div</text:span><text:span text:style-name="T3">&gt;</text:span></text:p>
      <text:p text:style-name="P2"/>
      <text:p text:style-name="P1"><text:span text:style-name="T3">&lt;</text:span><text:span text:style-name="T4">div</text:span> <text:span text:style-name="T5">style</text:span><text:span text:style-name="T3">=</text:span><text:span text:style-name="T6">"font-family: 'Oswald', sans-serif; text-transform: uppercase;"</text:span><text:span text:style-name="T3">&gt;&lt;</text:span><text:span text:style-name="T4">div</text:span> <text:span text:style-name="T5">style</text:span><text:span text:style-name="T3">=</text:span><text:span text:style-name="T6">"margin-top:-43px; margin-left: 360px;"</text:span><text:span text:style-name="T3">&gt;</text:span></text:p>
      <text:p text:style-name="P1"><text:span text:style-name="T3">&lt;</text:span><text:span text:style-name="T4">div</text:span> <text:span text:style-name="T5">style</text:span><text:span text:style-name="T3">=</text:span><text:span text:style-name="T6">"font-size: 14px;"</text:span><text:span text:style-name="T3">&gt;</text:span>me contacter au<text:span text:style-name="T3">&lt;/</text:span><text:span text:style-name="T4">div</text:span><text:span text:style-name="T3">&gt;&lt;</text:span><text:span text:style-name="T4">div</text:span> <text:span text:style-name="T5">style</text:span><text:span text:style-name="T3">=</text:span><text:span text:style-name="T6">" font-size: 25px"</text:span>;<text:span text:style-name="T3">&gt;</text:span> 0123456789<text:span text:style-name="T3">&lt;/</text:span><text:span text:style-name="T4">div</text:span><text:span text:style-name="T3">&gt;&lt;/</text:span><text:span text:style-name="T4">div</text:span><text:span text:style-name="T3">&gt;</text:span></text:p>
      <text:p text:style-name="P2"/>
      <text:p text:style-name="P1"><text:span text:style-name="T3">&lt;</text:span><text:span text:style-name="T4">div</text:span> <text:span text:style-name="T5">style</text:span><text:span text:style-name="T3">=</text:span><text:span text:style-name="T6">"margin-left: 215px;"</text:span><text:span text:style-name="T3">&gt;</text:span>mail paul...@gmail.com <text:span text:style-name="T3">&lt;/</text:span><text:span text:style-name="T4">div</text:span><text:span text:style-name="T3">&gt;</text:span></text:p>
      <text:p text:style-name="P1"><text:span text:style-name="T3">&lt;/</text:span><text:span text:style-name="T4">body</text:span><text:span text:style-name="T3">&gt;</text:span></text:p>
      <text:p text:style-name="P1"><text:span text:style-name="T3">&lt;/</text:span><text:span text:style-name="T4">html</text:span><text:span text:style-name="T3">&gt;</text:span></text:p>
      <text:p text:style-name="P1"/>
      <text:p text:style-name="P1"><text:span text:style-name="T3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3:44:35.902196081</meta:creation-date>
    <dc:date>2018-12-12T09:41:10.696265261</dc:date>
    <meta:editing-duration>PT2H1M58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24" meta:word-count="104" meta:character-count="1363" meta:non-whitespace-character-count="1281"/>
  </office:meta>
</office:document-meta>
</file>